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1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7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6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2" style:family="paragraph">
      <loext:graphic-properties draw:fill-color="#3465a4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4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5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7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6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9.5cm" svg:y1="16.5cm" svg:x2="19.5cm" svg:y2="18.5cm">
            <text:p/>
          </draw:line>
          <draw:line draw:style-name="gr2" draw:text-style-name="P1" draw:layer="layout" svg:x1="19.5cm" svg:y1="16.5cm" svg:x2="21.5cm" svg:y2="17.5cm">
            <text:p/>
          </draw:line>
          <draw:line draw:style-name="gr2" draw:text-style-name="P1" draw:layer="layout" svg:x1="19.5cm" svg:y1="18.5cm" svg:x2="21.5cm" svg:y2="17.5cm">
            <text:p/>
          </draw:line>
          <draw:frame draw:style-name="gr39" draw:text-style-name="P13" draw:layer="layout" svg:width="0.832cm" svg:height="0.878cm" svg:x="19.389cm" svg:y="16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9.44cm" svg:y="17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9cm" svg:y1="17cm" svg:x2="19.5cm" svg:y2="17cm">
            <text:p/>
          </draw:line>
          <draw:line draw:style-name="gr2" draw:text-style-name="P1" draw:layer="layout" svg:x1="19cm" svg:y1="18cm" svg:x2="19.5cm" svg:y2="18cm">
            <text:p/>
          </draw:line>
          <draw:line draw:style-name="gr2" draw:text-style-name="P1" draw:layer="layout" svg:x1="21.5cm" svg:y1="17.5cm" svg:x2="22cm" svg:y2="17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1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2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3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4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5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6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7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8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50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2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3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3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4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5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6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3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7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9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60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0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61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2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3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4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2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5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3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7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8.8cm" svg:y="15.5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1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3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8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g>
            <draw:line draw:style-name="gr2" draw:text-style-name="P1" draw:layer="layout" svg:x1="23.5cm" svg:y1="16.5cm" svg:x2="23.5cm" svg:y2="18.5cm">
              <text:p/>
            </draw:line>
            <draw:line draw:style-name="gr2" draw:text-style-name="P1" draw:layer="layout" svg:x1="23.5cm" svg:y1="16.5cm" svg:x2="25.5cm" svg:y2="17.5cm">
              <text:p/>
            </draw:line>
            <draw:line draw:style-name="gr2" draw:text-style-name="P1" draw:layer="layout" svg:x1="23.5cm" svg:y1="18.5cm" svg:x2="25.5cm" svg:y2="17.5cm">
              <text:p/>
            </draw:line>
            <draw:frame draw:style-name="gr39" draw:text-style-name="P13" draw:layer="layout" svg:width="0.832cm" svg:height="0.878cm" svg:x="23.389cm" svg:y="16.565cm">
              <draw:text-box>
                <text:p><text:span text:style-name="T10">+</text:span></text:p>
              </draw:text-box>
            </draw:frame>
            <draw:frame draw:style-name="gr40" draw:text-style-name="P17" draw:layer="layout" svg:width="0.688cm" svg:height="0.878cm" svg:x="23.44cm" svg:y="17.525cm">
              <draw:text-box>
                <text:p text:style-name="P16"><text:span text:style-name="T10">-</text:span></text:p>
              </draw:text-box>
            </draw:frame>
            <draw:line draw:style-name="gr2" draw:text-style-name="P1" draw:layer="layout" svg:x1="23cm" svg:y1="17cm" svg:x2="23.5cm" svg:y2="17cm">
              <text:p/>
            </draw:line>
            <draw:line draw:style-name="gr2" draw:text-style-name="P1" draw:layer="layout" svg:x1="23cm" svg:y1="18cm" svg:x2="23.5cm" svg:y2="18cm">
              <text:p/>
            </draw:line>
            <draw:line draw:style-name="gr2" draw:text-style-name="P1" draw:layer="layout" svg:x1="25.5cm" svg:y1="17.5cm" svg:x2="26cm" svg:y2="17.5cm">
              <text:p/>
            </draw:line>
          </draw:g>
          <draw:line draw:style-name="gr2" draw:text-style-name="P1" draw:layer="layout" svg:x1="24.7cm" svg:y1="17.1cm" svg:x2="24.7cm" svg:y2="16.5cm">
            <text:p/>
          </draw:line>
          <draw:line draw:style-name="gr2" draw:text-style-name="P1" draw:layer="layout" svg:x1="24.7cm" svg:y1="18.5cm" svg:x2="24.7cm" svg:y2="17.9cm">
            <text:p/>
          </draw:line>
        </draw:g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9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70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2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3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4" draw:text-style-name="P6" draw:layer="layout" svg:x1="11cm" svg:y1="10.5cm" svg:x2="10.8cm" svg:y2="10.5cm">
            <text:p/>
          </draw:line>
          <draw:line draw:style-name="gr74" draw:text-style-name="P6" draw:layer="layout" svg:x1="11cm" svg:y1="10cm" svg:x2="10.8cm" svg:y2="10cm">
            <text:p/>
          </draw:line>
          <draw:line draw:style-name="gr74" draw:text-style-name="P6" draw:layer="layout" svg:x1="11cm" svg:y1="9.1cm" svg:x2="10.8cm" svg:y2="9.1cm">
            <text:p/>
          </draw:line>
          <draw:line draw:style-name="gr74" draw:text-style-name="P6" draw:layer="layout" svg:x1="11cm" svg:y1="9cm" svg:x2="10.8cm" svg:y2="9cm">
            <text:p/>
          </draw:line>
          <draw:line draw:style-name="gr74" draw:text-style-name="P6" draw:layer="layout" svg:x1="11cm" svg:y1="9.3cm" svg:x2="10.8cm" svg:y2="9.3cm">
            <text:p/>
          </draw:line>
          <draw:line draw:style-name="gr74" draw:text-style-name="P6" draw:layer="layout" svg:x1="11cm" svg:y1="9.6cm" svg:x2="10.8cm" svg:y2="9.6cm">
            <text:p/>
          </draw:line>
          <draw:line draw:style-name="gr74" draw:text-style-name="P6" draw:layer="layout" svg:x1="11cm" svg:y1="8.5cm" svg:x2="10.8cm" svg:y2="8.5cm">
            <text:p/>
          </draw:line>
          <draw:line draw:style-name="gr74" draw:text-style-name="P6" draw:layer="layout" svg:x1="11cm" svg:y1="8cm" svg:x2="10.8cm" svg:y2="8cm">
            <text:p/>
          </draw:line>
          <draw:line draw:style-name="gr74" draw:text-style-name="P6" draw:layer="layout" svg:x1="11cm" svg:y1="7.1cm" svg:x2="10.8cm" svg:y2="7.1cm">
            <text:p/>
          </draw:line>
          <draw:line draw:style-name="gr74" draw:text-style-name="P6" draw:layer="layout" svg:x1="11cm" svg:y1="7cm" svg:x2="10.8cm" svg:y2="7cm">
            <text:p/>
          </draw:line>
          <draw:line draw:style-name="gr74" draw:text-style-name="P6" draw:layer="layout" svg:x1="11cm" svg:y1="7.3cm" svg:x2="10.8cm" svg:y2="7.3cm">
            <text:p/>
          </draw:line>
          <draw:line draw:style-name="gr74" draw:text-style-name="P6" draw:layer="layout" svg:x1="11cm" svg:y1="7.6cm" svg:x2="10.8cm" svg:y2="7.6cm">
            <text:p/>
          </draw:line>
          <draw:line draw:style-name="gr74" draw:text-style-name="P6" draw:layer="layout" svg:x1="11cm" svg:y1="6.5cm" svg:x2="10.8cm" svg:y2="6.5cm">
            <text:p/>
          </draw:line>
          <draw:line draw:style-name="gr74" draw:text-style-name="P6" draw:layer="layout" svg:x1="11cm" svg:y1="6cm" svg:x2="10.8cm" svg:y2="6cm">
            <text:p/>
          </draw:line>
          <draw:line draw:style-name="gr74" draw:text-style-name="P6" draw:layer="layout" svg:x1="11cm" svg:y1="5.1cm" svg:x2="10.8cm" svg:y2="5.1cm">
            <text:p/>
          </draw:line>
          <draw:line draw:style-name="gr74" draw:text-style-name="P6" draw:layer="layout" svg:x1="11cm" svg:y1="5cm" svg:x2="10.8cm" svg:y2="5cm">
            <text:p/>
          </draw:line>
          <draw:line draw:style-name="gr74" draw:text-style-name="P6" draw:layer="layout" svg:x1="11cm" svg:y1="5.3cm" svg:x2="10.8cm" svg:y2="5.3cm">
            <text:p/>
          </draw:line>
          <draw:line draw:style-name="gr74" draw:text-style-name="P6" draw:layer="layout" svg:x1="11cm" svg:y1="5.6cm" svg:x2="10.8cm" svg:y2="5.6cm">
            <text:p/>
          </draw:line>
          <draw:line draw:style-name="gr74" draw:text-style-name="P6" draw:layer="layout" svg:x1="11cm" svg:y1="4.5cm" svg:x2="10.8cm" svg:y2="4.5cm">
            <text:p/>
          </draw:line>
          <draw:line draw:style-name="gr74" draw:text-style-name="P6" draw:layer="layout" svg:x1="11cm" svg:y1="4cm" svg:x2="10.8cm" svg:y2="4cm">
            <text:p/>
          </draw:line>
          <draw:line draw:style-name="gr74" draw:text-style-name="P6" draw:layer="layout" svg:x1="11cm" svg:y1="3.3cm" svg:x2="10.8cm" svg:y2="3.3cm">
            <text:p/>
          </draw:line>
          <draw:line draw:style-name="gr74" draw:text-style-name="P6" draw:layer="layout" svg:x1="11cm" svg:y1="3.6cm" svg:x2="10.8cm" svg:y2="3.6cm">
            <text:p/>
          </draw:line>
        </draw:g>
        <draw:g>
          <draw:line draw:style-name="gr74" draw:text-style-name="P6" draw:layer="layout" svg:x1="11.5cm" svg:y1="11cm" svg:x2="11.5cm" svg:y2="11.2cm">
            <text:p/>
          </draw:line>
          <draw:line draw:style-name="gr74" draw:text-style-name="P6" draw:layer="layout" svg:x1="12cm" svg:y1="11cm" svg:x2="12cm" svg:y2="11.2cm">
            <text:p/>
          </draw:line>
          <draw:line draw:style-name="gr74" draw:text-style-name="P6" draw:layer="layout" svg:x1="12.9cm" svg:y1="11cm" svg:x2="12.9cm" svg:y2="11.2cm">
            <text:p/>
          </draw:line>
          <draw:line draw:style-name="gr74" draw:text-style-name="P6" draw:layer="layout" svg:x1="13cm" svg:y1="11cm" svg:x2="13cm" svg:y2="11.2cm">
            <text:p/>
          </draw:line>
          <draw:line draw:style-name="gr74" draw:text-style-name="P6" draw:layer="layout" svg:x1="12.7cm" svg:y1="11cm" svg:x2="12.7cm" svg:y2="11.2cm">
            <text:p/>
          </draw:line>
          <draw:line draw:style-name="gr74" draw:text-style-name="P6" draw:layer="layout" svg:x1="12.4cm" svg:y1="11cm" svg:x2="12.4cm" svg:y2="11.2cm">
            <text:p/>
          </draw:line>
          <draw:line draw:style-name="gr74" draw:text-style-name="P6" draw:layer="layout" svg:x1="13.5cm" svg:y1="11cm" svg:x2="13.5cm" svg:y2="11.2cm">
            <text:p/>
          </draw:line>
          <draw:line draw:style-name="gr74" draw:text-style-name="P6" draw:layer="layout" svg:x1="14cm" svg:y1="11cm" svg:x2="14cm" svg:y2="11.2cm">
            <text:p/>
          </draw:line>
          <draw:line draw:style-name="gr74" draw:text-style-name="P6" draw:layer="layout" svg:x1="14.9cm" svg:y1="11cm" svg:x2="14.9cm" svg:y2="11.2cm">
            <text:p/>
          </draw:line>
          <draw:line draw:style-name="gr74" draw:text-style-name="P6" draw:layer="layout" svg:x1="15cm" svg:y1="11cm" svg:x2="15cm" svg:y2="11.2cm">
            <text:p/>
          </draw:line>
          <draw:line draw:style-name="gr74" draw:text-style-name="P6" draw:layer="layout" svg:x1="14.7cm" svg:y1="11cm" svg:x2="14.7cm" svg:y2="11.2cm">
            <text:p/>
          </draw:line>
          <draw:line draw:style-name="gr74" draw:text-style-name="P6" draw:layer="layout" svg:x1="14.4cm" svg:y1="11cm" svg:x2="14.4cm" svg:y2="11.2cm">
            <text:p/>
          </draw:line>
          <draw:line draw:style-name="gr74" draw:text-style-name="P6" draw:layer="layout" svg:x1="15.5cm" svg:y1="11cm" svg:x2="15.5cm" svg:y2="11.2cm">
            <text:p/>
          </draw:line>
          <draw:line draw:style-name="gr74" draw:text-style-name="P6" draw:layer="layout" svg:x1="16cm" svg:y1="11cm" svg:x2="16cm" svg:y2="11.2cm">
            <text:p/>
          </draw:line>
          <draw:line draw:style-name="gr74" draw:text-style-name="P6" draw:layer="layout" svg:x1="16.9cm" svg:y1="11cm" svg:x2="16.9cm" svg:y2="11.2cm">
            <text:p/>
          </draw:line>
          <draw:line draw:style-name="gr74" draw:text-style-name="P6" draw:layer="layout" svg:x1="17cm" svg:y1="11cm" svg:x2="17cm" svg:y2="11.2cm">
            <text:p/>
          </draw:line>
          <draw:line draw:style-name="gr74" draw:text-style-name="P6" draw:layer="layout" svg:x1="16.7cm" svg:y1="11cm" svg:x2="16.7cm" svg:y2="11.2cm">
            <text:p/>
          </draw:line>
          <draw:line draw:style-name="gr74" draw:text-style-name="P6" draw:layer="layout" svg:x1="16.4cm" svg:y1="11cm" svg:x2="16.4cm" svg:y2="11.2cm">
            <text:p/>
          </draw:line>
          <draw:line draw:style-name="gr74" draw:text-style-name="P6" draw:layer="layout" svg:x1="17.5cm" svg:y1="11cm" svg:x2="17.5cm" svg:y2="11.2cm">
            <text:p/>
          </draw:line>
          <draw:line draw:style-name="gr74" draw:text-style-name="P6" draw:layer="layout" svg:x1="18cm" svg:y1="11cm" svg:x2="18cm" svg:y2="11.2cm">
            <text:p/>
          </draw:line>
          <draw:line draw:style-name="gr74" draw:text-style-name="P6" draw:layer="layout" svg:x1="18.7cm" svg:y1="11cm" svg:x2="18.7cm" svg:y2="11.2cm">
            <text:p/>
          </draw:line>
          <draw:line draw:style-name="gr74" draw:text-style-name="P6" draw:layer="layout" svg:x1="18.4cm" svg:y1="11cm" svg:x2="18.4cm" svg:y2="11.2cm">
            <text:p/>
          </draw:line>
        </draw:g>
        <draw:frame draw:style-name="gr75" draw:text-style-name="P21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6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7" draw:text-style-name="P22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7" draw:text-style-name="P22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8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17cm 6.47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7" draw:text-style-name="P22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7" draw:text-style-name="P22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8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24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8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80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24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4cm 6.4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7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1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2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3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5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6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3" draw:text-style-name="P1" draw:layer="layout" svg:x1="15cm" svg:y1="5cm" svg:x2="15cm" svg:y2="11cm">
          <text:p/>
        </draw:line>
        <draw:frame draw:style-name="gr87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8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4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9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90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91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2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9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1" draw:text-style-name="P18" draw:layer="layout" svg:width="1.014cm" svg:height="0.467cm" svg:x="19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3" draw:text-style-name="P18" draw:layer="layout" svg:width="0.862cm" svg:height="0.5cm" svg:x="20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3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4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1" draw:text-style-name="P18" draw:layer="layout" svg:width="1.014cm" svg:height="0.467cm" svg:x="15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3" draw:text-style-name="P18" draw:layer="layout" svg:width="0.862cm" svg:height="0.5cm" svg:x="16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3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5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39" draw:text-style-name="P13" draw:layer="layout" svg:width="0.832cm" svg:height="0.878cm" svg:x="18.889cm" svg:y="14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8.94cm" svg:y="15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9" draw:layer="layout" svg:width="0.658cm" svg:height="0.613cm" svg:x="17.669cm" svg:y="16.7cm">
          <draw:text-box>
            <text:p text:style-name="P3"><text:span text:style-name="T14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7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5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3" draw:layer="layout" svg:width="0.616cm" svg:height="0.613cm" svg:x="14.7cm" svg:y="17.087cm">
          <draw:text-box>
            <text:p text:style-name="P3"><text:span text:style-name="T15">Anode</text:span></text:p>
          </draw:text-box>
        </draw:frame>
        <draw:frame draw:style-name="gr101" draw:text-style-name="P23" draw:layer="layout" svg:width="0.806cm" svg:height="0.613cm" svg:x="14.594cm" svg:y="14.3cm">
          <draw:text-box>
            <text:p text:style-name="P3"><text:span text:style-name="T15">Cathode</text:span></text:p>
          </draw:text-box>
        </draw:frame>
        <draw:frame draw:style-name="gr27" draw:text-style-name="P23" draw:layer="layout" svg:width="0.407cm" svg:height="0.613cm" svg:x="13.4cm" svg:y="15.8cm">
          <draw:text-box>
            <text:p text:style-name="P3"><text:span text:style-name="T15">Ref</text:span></text:p>
          </draw:text-box>
        </draw:frame>
        <draw:frame draw:style-name="gr27" draw:text-style-name="P23" draw:layer="layout" svg:width="0.407cm" svg:height="0.613cm" svg:x="16.393cm" svg:y="14.687cm">
          <draw:text-box>
            <text:p text:style-name="P3"><text:span text:style-name="T15">Ref</text:span></text:p>
          </draw:text-box>
        </draw:frame>
        <draw:frame draw:style-name="gr101" draw:text-style-name="P23" draw:layer="layout" svg:width="0.806cm" svg:height="0.613cm" svg:x="19.6cm" svg:y="12.4cm">
          <draw:text-box>
            <text:p text:style-name="P3"><text:span text:style-name="T15">Cathode</text:span></text:p>
          </draw:text-box>
        </draw:frame>
        <draw:frame draw:style-name="gr100" draw:text-style-name="P23" draw:layer="layout" svg:width="0.616cm" svg:height="0.613cm" svg:x="19.7cm" svg:y="19cm">
          <draw:text-box>
            <text:p text:style-name="P3"><text:span text:style-name="T15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9T13:53:07.079000000</dc:date>
    <meta:editing-duration>P2DT6H2M50S</meta:editing-duration>
    <meta:editing-cycles>125</meta:editing-cycles>
    <meta:generator>LibreOffice/7.1.4.2$Windows_X86_64 LibreOffice_project/a529a4fab45b75fefc5b6226684193eb000654f6</meta:generator>
    <meta:document-statistic meta:object-count="728"/>
  </office:meta>
</office:document-meta>
</file>